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Calibri1" svg:font-family="Calibri" style:font-family-generic="swiss"/>
    <style:font-face style:name="Calibri" svg:font-family="Calibri"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system" style:font-pitch="variable"/>
  </office:font-face-decls>
  <office:automatic-styles>
    <style:style style:name="Tableau2" style:family="table">
      <style:table-properties style:width="20.08cm" fo:margin-left="-2.009cm" table:align="left" style:writing-mode="lr-tb"/>
    </style:style>
    <style:style style:name="Tableau2.A" style:family="table-column">
      <style:table-column-properties style:column-width="10.328cm"/>
    </style:style>
    <style:style style:name="Tableau2.B" style:family="table-column">
      <style:table-column-properties style:column-width="0.189cm"/>
    </style:style>
    <style:style style:name="Tableau2.C" style:family="table-column">
      <style:table-column-properties style:column-width="9.564cm"/>
    </style:style>
    <style:style style:name="Tableau2.A1" style:family="table-cell">
      <style:table-cell-properties fo:background-color="#ff0000" fo:padding="0.097cm" fo:border="0.05pt solid #000000">
        <style:background-image/>
      </style:table-cell-properties>
    </style:style>
    <style:style style:name="Tableau2.A2" style:family="table-cell">
      <style:table-cell-properties fo:padding="0.097cm" fo:border-left="0.05pt solid #000000" fo:border-right="0.05pt solid #000000" fo:border-top="none" fo:border-bottom="0.05pt solid #000000"/>
    </style:style>
    <style:style style:name="Tableau2.A3"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au2.A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C13"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none" fo:border-top="none" fo:border-bottom="0.05pt solid #000000"/>
    </style:style>
    <style:style style:name="Tableau2.C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none" fo:border-top="none" fo:border-bottom="0.05pt solid #000000"/>
    </style:style>
    <style:style style:name="Tableau2.C16" style:family="table-cell">
      <style:table-cell-properties fo:padding="0.097cm" fo:border-left="0.05pt solid #000000" fo:border-right="0.05pt solid #000000" fo:border-top="none" fo:border-bottom="0.05pt solid #000000"/>
    </style:style>
    <style:style style:name="Tableau2.A17"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2.A19" style:family="table-cell">
      <style:table-cell-properties fo:padding="0.097cm" fo:border-left="0.05pt solid #000000" fo:border-right="none" fo:border-top="none" fo:border-bottom="0.05pt solid #000000"/>
    </style:style>
    <style:style style:name="Tableau2.C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none" fo:border-top="none" fo:border-bottom="0.05pt solid #000000"/>
    </style:style>
    <style:style style:name="Tableau2.C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none" fo:border-top="none" fo:border-bottom="0.05pt solid #000000"/>
    </style:style>
    <style:style style:name="Tableau2.C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none" fo:border-top="none" fo:border-bottom="0.05pt solid #000000"/>
    </style:style>
    <style:style style:name="Tableau2.C24" style:family="table-cell">
      <style:table-cell-properties fo:padding="0.097cm" fo:border-left="0.05pt solid #000000" fo:border-right="0.05pt solid #000000" fo:border-top="none" fo:border-bottom="0.05pt solid #000000"/>
    </style:style>
    <style:style style:name="Tableau2.A25" style:family="table-cell">
      <style:table-cell-properties fo:padding="0.097cm" fo:border-left="0.05pt solid #000000" fo:border-right="0.05pt solid #000000" fo:border-top="none" fo:border-bottom="0.05pt solid #000000"/>
    </style:style>
    <style:style style:name="Tableau2.A27" style:family="table-cell">
      <style:table-cell-properties fo:padding="0.097cm" fo:border-left="0.05pt solid #000000" fo:border-right="none" fo:border-top="none" fo:border-bottom="0.05pt solid #000000"/>
    </style:style>
    <style:style style:name="Tableau2.C27" style:family="table-cell">
      <style:table-cell-properties fo:padding="0.097cm" fo:border-left="0.05pt solid #000000" fo:border-right="0.05pt solid #000000" fo:border-top="none" fo:border-bottom="0.05pt solid #000000"/>
    </style:style>
    <style:style style:name="Tableau2.A28" style:family="table-cell">
      <style:table-cell-properties fo:padding="0.097cm" fo:border-left="0.05pt solid #000000" fo:border-right="none" fo:border-top="none" fo:border-bottom="0.05pt solid #000000"/>
    </style:style>
    <style:style style:name="Tableau2.C28" style:family="table-cell">
      <style:table-cell-properties fo:padding="0.097cm" fo:border-left="0.05pt solid #000000" fo:border-right="0.05pt solid #000000" fo:border-top="none" fo:border-bottom="0.05pt solid #000000"/>
    </style:style>
    <style:style style:name="Tableau2.A29" style:family="table-cell">
      <style:table-cell-properties fo:padding="0.097cm" fo:border-left="0.05pt solid #000000" fo:border-right="0.05pt solid #000000" fo:border-top="none" fo:border-bottom="0.05pt solid #000000"/>
    </style:style>
    <style:style style:name="Tableau2.A31" style:family="table-cell">
      <style:table-cell-properties fo:padding="0.097cm" fo:border-left="0.05pt solid #000000" fo:border-right="none" fo:border-top="none" fo:border-bottom="0.05pt solid #000000"/>
    </style:style>
    <style:style style:name="Tableau2.C31" style:family="table-cell">
      <style:table-cell-properties fo:padding="0.097cm" fo:border-left="0.05pt solid #000000" fo:border-right="0.05pt solid #000000" fo:border-top="none" fo:border-bottom="0.05pt solid #000000"/>
    </style:style>
    <style:style style:name="Tableau2.A32" style:family="table-cell">
      <style:table-cell-properties fo:padding="0.097cm" fo:border-left="0.05pt solid #000000" fo:border-right="0.05pt solid #000000" fo:border-top="none" fo:border-bottom="0.05pt solid #000000"/>
    </style:style>
    <style:style style:name="Tableau2.A35" style:family="table-cell">
      <style:table-cell-properties fo:padding="0.097cm" fo:border-left="0.05pt solid #000000" fo:border-right="none" fo:border-top="none" fo:border-bottom="0.05pt solid #000000"/>
    </style:style>
    <style:style style:name="Tableau2.C35" style:family="table-cell">
      <style:table-cell-properties fo:padding="0.097cm" fo:border-left="0.05pt solid #000000" fo:border-right="0.05pt solid #000000" fo:border-top="none" fo:border-bottom="0.05pt solid #000000"/>
    </style:style>
    <style:style style:name="Tableau2.A36" style:family="table-cell">
      <style:table-cell-properties fo:padding="0.097cm" fo:border-left="0.05pt solid #000000" fo:border-right="none" fo:border-top="none" fo:border-bottom="0.05pt solid #000000"/>
    </style:style>
    <style:style style:name="Tableau2.C36" style:family="table-cell">
      <style:table-cell-properties fo:padding="0.097cm" fo:border-left="0.05pt solid #000000" fo:border-right="0.05pt solid #000000" fo:border-top="none" fo:border-bottom="0.05pt solid #000000"/>
    </style:style>
    <style:style style:name="Tableau2.A37" style:family="table-cell">
      <style:table-cell-properties fo:padding="0.097cm" fo:border-left="0.05pt solid #000000" fo:border-right="0.05pt solid #000000" fo:border-top="none" fo:border-bottom="0.05pt solid #000000"/>
    </style:style>
    <style:style style:name="Tableau2.A39" style:family="table-cell">
      <style:table-cell-properties fo:padding="0.097cm" fo:border-left="0.05pt solid #000000" fo:border-right="none" fo:border-top="none" fo:border-bottom="0.05pt solid #000000"/>
    </style:style>
    <style:style style:name="Tableau2.B39" style:family="table-cell">
      <style:table-cell-properties fo:padding="0.097cm" fo:border-left="0.05pt solid #000000" fo:border-right="0.05pt solid #000000" fo:border-top="none" fo:border-bottom="0.05pt solid #000000"/>
    </style:style>
    <style:style style:name="Tableau2.A41" style:family="table-cell">
      <style:table-cell-properties fo:padding="0.097cm" fo:border-left="0.05pt solid #000000" fo:border-right="none" fo:border-top="none" fo:border-bottom="0.05pt solid #000000"/>
    </style:style>
    <style:style style:name="Tableau2.B41" style:family="table-cell">
      <style:table-cell-properties fo:padding="0.097cm" fo:border-left="0.05pt solid #000000" fo:border-right="0.05pt solid #000000" fo:border-top="none" fo:border-bottom="0.05pt solid #000000"/>
    </style:style>
    <style:style style:name="Tableau2.A42" style:family="table-cell">
      <style:table-cell-properties fo:padding="0.097cm" fo:border-left="0.05pt solid #000000" fo:border-right="none" fo:border-top="none" fo:border-bottom="0.05pt solid #000000"/>
    </style:style>
    <style:style style:name="Tableau2.B42" style:family="table-cell">
      <style:table-cell-properties fo:padding="0.097cm" fo:border-left="0.05pt solid #000000" fo:border-right="0.05pt solid #000000" fo:border-top="none" fo:border-bottom="0.05pt solid #000000"/>
    </style:style>
    <style:style style:name="Tableau2.A45" style:family="table-cell">
      <style:table-cell-properties fo:padding="0.097cm" fo:border-left="0.05pt solid #000000" fo:border-right="0.05pt solid #000000" fo:border-top="none" fo:border-bottom="0.05pt solid #000000"/>
    </style:style>
    <style:style style:name="Tableau2.A47" style:family="table-cell">
      <style:table-cell-properties fo:padding="0.097cm" fo:border-left="0.05pt solid #000000" fo:border-right="0.05pt solid #000000" fo:border-top="none" fo:border-bottom="0.05pt solid #000000"/>
    </style:style>
    <style:style style:name="Tableau2.A49" style:family="table-cell">
      <style:table-cell-properties fo:padding="0.097cm" fo:border-left="0.05pt solid #000000" fo:border-right="0.05pt solid #000000" fo:border-top="none" fo:border-bottom="0.05pt solid #000000"/>
    </style:style>
    <style:style style:name="Tableau2.A51" style:family="table-cell">
      <style:table-cell-properties fo:padding="0.097cm" fo:border-left="0.05pt solid #000000" fo:border-right="0.05pt solid #000000" fo:border-top="none" fo:border-bottom="0.05pt solid #000000"/>
    </style:style>
    <style:style style:name="Tableau2.A52" style:family="table-cell">
      <style:table-cell-properties fo:padding="0.097cm" fo:border-left="0.05pt solid #000000" fo:border-right="0.05pt solid #000000" fo:border-top="none" fo:border-bottom="0.05pt solid #000000"/>
    </style:style>
    <style:style style:name="Tableau1" style:family="table">
      <style:table-properties style:width="20.08cm" fo:margin-left="-2.009cm" table:align="left" style:writing-mode="lr-tb"/>
    </style:style>
    <style:style style:name="Tableau1.A" style:family="table-column">
      <style:table-column-properties style:column-width="10.516cm"/>
    </style:style>
    <style:style style:name="Tableau1.B" style:family="table-column">
      <style:table-column-properties style:column-width="9.564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officeooo:paragraph-rsid="0149c164"/>
    </style:style>
    <style:style style:name="P3" style:family="paragraph" style:parent-style-name="Standard">
      <style:paragraph-properties fo:margin-top="0cm" fo:margin-bottom="0cm" loext:contextual-spacing="false" fo:text-align="center" style:justify-single-word="false"/>
      <style:text-properties officeooo:paragraph-rsid="0149c164"/>
    </style:style>
    <style:style style:name="P4" style:family="paragraph" style:parent-style-name="Standard">
      <style:paragraph-properties fo:margin-top="0cm" fo:margin-bottom="0cm" loext:contextual-spacing="false"/>
      <style:text-properties fo:color="#538135" style:font-name="Calibri1" fo:font-size="12pt" style:text-underline-style="solid" style:text-underline-width="auto" style:text-underline-color="font-color" fo:font-weight="bold" officeooo:paragraph-rsid="0144ba42" style:font-size-asian="12pt" style:font-weight-asian="bold" style:font-name-complex="Times New Roman" style:font-size-complex="12pt"/>
    </style:style>
    <style:style style:name="P5" style:family="paragraph" style:parent-style-name="Standard">
      <style:paragraph-properties fo:margin-top="0cm" fo:margin-bottom="0cm" loext:contextual-spacing="false"/>
      <style:text-properties fo:color="#538135" style:font-name="Calibri1" fo:font-size="12pt" style:text-underline-style="solid" style:text-underline-width="auto" style:text-underline-color="font-color" fo:font-weight="bold" officeooo:paragraph-rsid="01885bc6" style:font-size-asian="12pt" style:font-weight-asian="bold" style:font-name-complex="Times New Roman" style:font-size-complex="12pt"/>
    </style:style>
    <style:style style:name="P6" style:family="paragraph" style:parent-style-name="Standard">
      <style:paragraph-properties fo:margin-top="0cm" fo:margin-bottom="0cm" loext:contextual-spacing="false"/>
      <style:text-properties fo:color="#538135" style:font-name="Calibri1" fo:font-size="12pt" style:text-underline-style="none" fo:font-weight="normal" officeooo:rsid="01885bc6" officeooo:paragraph-rsid="01885bc6" style:font-size-asian="12pt" style:font-weight-asian="normal" style:font-name-complex="Times New Roman" style:font-size-complex="12pt" style:font-weight-complex="normal"/>
    </style:style>
    <style:style style:name="P7" style:family="paragraph" style:parent-style-name="Standard">
      <style:paragraph-properties fo:margin-top="0cm" fo:margin-bottom="0cm" loext:contextual-spacing="false"/>
      <style:text-properties fo:color="#538135" style:font-name="Calibri1" fo:font-size="12pt" style:text-underline-style="none" fo:font-weight="normal" officeooo:rsid="01885bc6" officeooo:paragraph-rsid="0188cbba" style:font-size-asian="12pt" style:font-weight-asian="normal" style:font-name-complex="Times New Roman" style:font-size-complex="12pt" style:font-weight-complex="normal"/>
    </style:style>
    <style:style style:name="P8" style:family="paragraph" style:parent-style-name="Standard">
      <style:paragraph-properties fo:margin-top="0cm" fo:margin-bottom="0cm" loext:contextual-spacing="false" fo:text-align="center" style:justify-single-word="false"/>
      <style:text-properties fo:font-weight="bold" officeooo:rsid="0149c164" officeooo:paragraph-rsid="0149c164" style:font-weight-asian="bold" style:font-weight-complex="bold"/>
    </style:style>
    <style:style style:name="P9" style:family="paragraph" style:parent-style-name="Standard">
      <style:paragraph-properties fo:margin-top="0cm" fo:margin-bottom="0cm" loext:contextual-spacing="false" fo:text-align="center" style:justify-single-word="false"/>
      <style:text-properties fo:color="#000000" style:font-name="Calibri1" fo:font-size="26pt" fo:font-weight="normal" officeooo:rsid="017aa5ac" officeooo:paragraph-rsid="017bd93f" style:font-size-asian="26pt" style:font-weight-asian="normal" style:font-name-complex="Times New Roman" style:font-size-complex="26pt" style:font-weight-complex="normal"/>
    </style:style>
    <style:style style:name="P10" style:family="paragraph" style:parent-style-name="Standard">
      <style:paragraph-properties fo:margin-top="0cm" fo:margin-bottom="0cm" loext:contextual-spacing="false"/>
      <style:text-properties fo:color="#000000" style:font-name="Calibri1" fo:font-size="12pt" style:text-underline-style="solid" style:text-underline-width="auto" style:text-underline-color="font-color" officeooo:paragraph-rsid="0144ba42" style:font-size-asian="12pt" style:font-name-complex="Times New Roman" style:font-size-complex="12pt"/>
    </style:style>
    <style:style style:name="P11" style:family="paragraph" style:parent-style-name="Standard">
      <style:paragraph-properties fo:margin-top="0cm" fo:margin-bottom="0cm" loext:contextual-spacing="false" fo:text-align="center" style:justify-single-word="false"/>
      <style:text-properties fo:color="#ff0000" style:font-name="Calibri1" fo:font-size="26pt" fo:font-weight="bold" officeooo:paragraph-rsid="014d245b" style:font-size-asian="26pt" style:font-weight-asian="bold" style:font-name-complex="Times New Roman" style:font-size-complex="26pt" style:font-weight-complex="bold"/>
    </style:style>
    <style:style style:name="P12" style:family="paragraph" style:parent-style-name="Table_20_Contents">
      <style:paragraph-properties fo:margin-top="0cm" fo:margin-bottom="0cm" loext:contextual-spacing="false"/>
    </style:style>
    <style:style style:name="P13" style:family="paragraph" style:parent-style-name="Table_20_Contents">
      <style:paragraph-properties fo:margin-top="0cm" fo:margin-bottom="0cm" loext:contextual-spacing="false" fo:text-align="center" style:justify-single-word="false"/>
    </style:style>
    <style:style style:name="P14"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5" style:family="paragraph" style:parent-style-name="Table_20_Contents">
      <style:paragraph-properties fo:margin-top="0cm" fo:margin-bottom="0cm" loext:contextual-spacing="false" fo:text-align="start" style:justify-single-word="false"/>
    </style:style>
    <style:style style:name="P16" style:family="paragraph" style:parent-style-name="Table_20_Contents">
      <style:paragraph-properties fo:margin-top="0cm" fo:margin-bottom="0cm" loext:contextual-spacing="false" fo:text-align="start" style:justify-single-word="false"/>
      <style:text-properties officeooo:paragraph-rsid="014c6a2a"/>
    </style:style>
    <style:style style:name="P17" style:family="paragraph" style:parent-style-name="Table_20_Contents">
      <style:paragraph-properties fo:margin-top="0cm" fo:margin-bottom="0cm" loext:contextual-spacing="false" fo:text-align="start" style:justify-single-word="false"/>
      <style:text-properties officeooo:paragraph-rsid="018132c8"/>
    </style:style>
    <style:style style:name="P18" style:family="paragraph" style:parent-style-name="Table_20_Contents">
      <style:paragraph-properties fo:margin-top="0cm" fo:margin-bottom="0cm" loext:contextual-spacing="false"/>
      <style:text-properties officeooo:paragraph-rsid="014d245b"/>
    </style:style>
    <style:style style:name="P19" style:family="paragraph" style:parent-style-name="Table_20_Contents">
      <style:paragraph-properties fo:margin-top="0cm" fo:margin-bottom="0cm" loext:contextual-spacing="false" fo:text-align="start" style:justify-single-word="false"/>
      <style:text-properties officeooo:rsid="017f5425" officeooo:paragraph-rsid="017f5425"/>
    </style:style>
    <style:style style:name="P20" style:family="paragraph" style:parent-style-name="Table_20_Contents">
      <style:paragraph-properties fo:margin-top="0cm" fo:margin-bottom="0cm" loext:contextual-spacing="false"/>
      <style:text-properties officeooo:paragraph-rsid="01885bc6"/>
    </style:style>
    <style:style style:name="P21" style:family="paragraph" style:parent-style-name="Table_20_Contents">
      <style:paragraph-properties fo:margin-top="0cm" fo:margin-bottom="0cm" loext:contextual-spacing="false"/>
      <style:text-properties officeooo:paragraph-rsid="018d8e3a"/>
    </style:style>
    <style:style style:name="P22" style:family="paragraph" style:parent-style-name="Standard">
      <style:paragraph-properties fo:margin-top="0cm" fo:margin-bottom="0cm" loext:contextual-spacing="false" fo:text-align="center" style:justify-single-word="false" fo:break-before="page"/>
      <style:text-properties fo:color="#ff0000" style:font-name="Calibri1" fo:font-size="26pt" fo:font-weight="bold" officeooo:paragraph-rsid="014d245b" style:font-size-asian="26pt" style:font-weight-asian="bold" style:font-name-complex="Times New Roman" style:font-size-complex="26pt" style:font-weight-complex="bold"/>
    </style:style>
    <style:style style:name="P23" style:family="paragraph" style:parent-style-name="Standard" style:master-page-name="Standard">
      <style:paragraph-properties fo:margin-top="0cm" fo:margin-bottom="0cm" loext:contextual-spacing="false" fo:text-align="center" style:justify-single-word="false" style:page-number="auto"/>
      <style:text-properties fo:color="#000000" style:font-name="Calibri1" fo:font-size="26pt" fo:font-weight="normal" officeooo:paragraph-rsid="017bd93f" style:font-size-asian="26pt" style:font-weight-asian="normal" style:font-name-complex="Times New Roman" style:font-size-complex="26pt" style:font-weight-complex="normal"/>
    </style:style>
    <style:style style:name="P24" style:family="paragraph" style:parent-style-name="Standard" style:list-style-name="L1">
      <style:paragraph-properties fo:margin-top="0cm" fo:margin-bottom="0cm" loext:contextual-spacing="false" fo:text-align="start" style:justify-single-word="false"/>
      <style:text-properties officeooo:paragraph-rsid="0149c164"/>
    </style:style>
    <style:style style:name="P25" style:family="paragraph" style:parent-style-name="Standard" style:list-style-name="L1">
      <style:paragraph-properties fo:margin-top="0cm" fo:margin-bottom="0cm" loext:contextual-spacing="false"/>
    </style:style>
    <style:style style:name="P26" style:family="paragraph" style:parent-style-name="Standard" style:list-style-name="L2">
      <style:paragraph-properties fo:margin-top="0cm" fo:margin-bottom="0cm" loext:contextual-spacing="false"/>
      <style:text-properties fo:color="#538135" style:font-name="Calibri1" fo:font-size="12pt" style:text-underline-style="none" fo:font-weight="normal" officeooo:rsid="01885bc6" officeooo:paragraph-rsid="01885bc6" style:font-size-asian="12pt" style:font-weight-asian="normal" style:font-name-complex="Times New Roman" style:font-size-complex="12pt" style:font-weight-complex="normal"/>
    </style:style>
    <style:style style:name="P27" style:family="paragraph" style:parent-style-name="Standard" style:list-style-name="L2">
      <style:paragraph-properties fo:margin-top="0cm" fo:margin-bottom="0cm" loext:contextual-spacing="false"/>
      <style:text-properties fo:color="#538135" style:font-name="Calibri1" fo:font-size="12pt" style:text-underline-style="none" fo:font-weight="normal" officeooo:rsid="018c9f0b" officeooo:paragraph-rsid="018c9f0b" style:font-size-asian="12pt" style:font-weight-asian="normal" style:font-name-complex="Times New Roman" style:font-size-complex="12pt" style:font-weight-complex="normal"/>
    </style:style>
    <style:style style:name="P28" style:family="paragraph" style:parent-style-name="Standard" style:list-style-name="L2">
      <style:paragraph-properties fo:margin-top="0cm" fo:margin-bottom="0cm" loext:contextual-spacing="false"/>
      <style:text-properties fo:color="#538135" style:font-name="Calibri1" fo:font-size="12pt" style:text-underline-style="none" fo:font-weight="normal" officeooo:rsid="01895ba2" officeooo:paragraph-rsid="01895ba2" style:font-size-asian="12pt" style:font-weight-asian="normal" style:font-name-complex="Times New Roman" style:font-size-complex="12pt" style:font-weight-complex="normal"/>
    </style:style>
    <style:style style:name="P29" style:family="paragraph" style:parent-style-name="Standard" style:list-style-name="L2">
      <style:paragraph-properties fo:margin-top="0cm" fo:margin-bottom="0cm" loext:contextual-spacing="false"/>
      <style:text-properties fo:color="#538135" style:font-name="Calibri1" fo:font-size="12pt" fo:font-style="normal" style:text-underline-style="none" fo:font-weight="normal" officeooo:rsid="018e74ee" officeooo:paragraph-rsid="018e74ee" style:font-size-asian="12pt" style:font-style-asian="normal" style:font-weight-asian="normal" style:font-name-complex="Times New Roman" style:font-size-complex="12pt" style:font-style-complex="normal" style:font-weight-complex="normal"/>
    </style:style>
    <style:style style:name="P30" style:family="paragraph" style:parent-style-name="Standard">
      <style:paragraph-properties fo:margin-top="0cm" fo:margin-bottom="0cm" loext:contextual-spacing="false"/>
      <style:text-properties officeooo:rsid="0190dbfb" officeooo:paragraph-rsid="0192df3d"/>
    </style:style>
    <style:style style:name="P31" style:family="paragraph" style:parent-style-name="Standard">
      <style:text-properties officeooo:rsid="0190dbfb" officeooo:paragraph-rsid="0190dbfb"/>
    </style:style>
    <style:style style:name="P32" style:family="paragraph" style:parent-style-name="Table_20_Contents">
      <style:paragraph-properties fo:margin-top="0cm" fo:margin-bottom="0cm" loext:contextual-spacing="false"/>
      <style:text-properties officeooo:paragraph-rsid="0192df3d"/>
    </style:style>
    <style:style style:name="T1" style:family="text">
      <style:text-properties style:font-name="Calibri" fo:font-weight="bold" officeooo:rsid="0149c164" style:font-name-asian="SimSun" style:language-asian="en" style:country-asian="US" style:font-weight-asian="bold" style:font-name-complex="Calibri2" style:font-weight-complex="bold"/>
    </style:style>
    <style:style style:name="T2" style:family="text">
      <style:text-properties officeooo:rsid="01459734"/>
    </style:style>
    <style:style style:name="T3" style:family="text">
      <style:text-properties fo:font-weight="bold" officeooo:rsid="0149c164" style:font-weight-asian="bold" style:font-weight-complex="bold"/>
    </style:style>
    <style:style style:name="T4" style:family="text">
      <style:text-properties officeooo:rsid="015403f1"/>
    </style:style>
    <style:style style:name="T5" style:family="text">
      <style:text-properties officeooo:rsid="01562d76"/>
    </style:style>
    <style:style style:name="T6" style:family="text">
      <style:text-properties officeooo:rsid="015f604b"/>
    </style:style>
    <style:style style:name="T7" style:family="text">
      <style:text-properties officeooo:rsid="0176803a"/>
    </style:style>
    <style:style style:name="T8" style:family="text">
      <style:text-properties officeooo:rsid="017aa5ac"/>
    </style:style>
    <style:style style:name="T9" style:family="text">
      <style:text-properties officeooo:rsid="018744de"/>
    </style:style>
    <style:style style:name="T10" style:family="text">
      <style:text-properties officeooo:rsid="0188cbba"/>
    </style:style>
    <style:style style:name="T11" style:family="text">
      <style:text-properties officeooo:rsid="018a9ef7"/>
    </style:style>
    <style:style style:name="T12" style:family="text">
      <style:text-properties officeooo:rsid="018b0045"/>
    </style:style>
    <style:style style:name="T13" style:family="text">
      <style:text-properties fo:font-style="normal" style:font-style-asian="normal" style:font-style-complex="normal"/>
    </style:style>
    <style:style style:name="T14" style:family="text">
      <style:text-properties officeooo:rsid="0190db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2">Progressio</text:span><text:span text:style-name="T8">n </text:span></text:p>
      <text:p text:style-name="P9">Enseignement scientifique</text:p>
      <text:p text:style-name="P1"/>
      <text:p text:style-name="P1">- contribuer à faire de chaque élève une personne lucide, consciente de ce qu’elle est,</text:p>
      <text:p text:style-name="P1">de ce qu’est le monde et de ce qu’est sa relation au monde.</text:p>
      <text:p text:style-name="P1">- contribuer à faire de chaque élève un citoyen ou une citoyenne responsable, qui</text:p>
      <text:p text:style-name="P1">connaît les conséquences de ses actions sur le monde et dispose des outils</text:p>
      <text:p text:style-name="P1">nécessaires pour les contrôler.</text:p>
      <text:p text:style-name="P1">- contribuer au développement en chaque élève d’un esprit rationnel, autonome et</text:p>
      <text:p text:style-name="P1">éclairé, capable d’exercer une analyse critique face aux fausses informations et aux</text:p>
      <text:p text:style-name="P2">rumeurs.</text:p>
      <text:p text:style-name="P2"/>
      <text:p text:style-name="P8">Programme général</text:p>
      <text:list xml:id="list3780647548" text:style-name="L1">
        <text:list-item>
          <text:p text:style-name="P24">Comprendre la nature du savoir scientifique et ses méthodes d’élaboration</text:p>
        </text:list-item>
        <text:list-item>
          <text:p text:style-name="P25">Identifier et mettre en œuvre des pratiques scientifiques</text:p>
        </text:list-item>
        <text:list-item>
          <text:p text:style-name="P25">Identifier et comprendre les effets de la science sur les sociétés et sur</text:p>
        </text:list-item>
        <text:list-item>
          <text:p text:style-name="P25">l’environnement</text:p>
        </text:list-item>
      </text:list>
      <text:p text:style-name="P1"/>
      <text:p text:style-name="P3"><text:span text:style-name="T3">Programme </text:span><text:span text:style-name="T1">thématique</text:span></text:p>
      <table:table table:name="Tableau2" table:style-name="Tableau2">
        <table:table-column table:style-name="Tableau2.A"/>
        <table:table-column table:style-name="Tableau2.B"/>
        <table:table-column table:style-name="Tableau2.C"/>
        <table:table-row table:style-name="TableLine93909477021856">
          <table:table-cell table:style-name="Tableau2.A1" table:number-columns-spanned="3" office:value-type="string">
            <text:p text:style-name="P13">1 - Une longue histoire de la matière</text:p>
          </table:table-cell>
          <table:covered-table-cell/>
          <table:covered-table-cell/>
        </table:table-row>
        <table:table-row table:style-name="TableLine93909485975904">
          <table:table-cell table:style-name="Tableau2.A2" table:number-columns-spanned="3" office:value-type="string">
            <text:p text:style-name="P15">L’immense diversité de la matière dans l’Univers se décrit à partir d’un petit nombre de particules élémentaires qui se sont organisées de façon hiérarchisée, en unités de plus en plus complexes, depuis le Big Bang jusqu’au développement de la vie.</text:p>
            <text:p text:style-name="P14">Histoire, enjeux et débats</text:p>
            <text:p text:style-name="P15">De Fraunhofer à Bethe : les éléments dans les étoiles.</text:p>
            <text:p text:style-name="P15">Hooke, Schleiden et Schwann : de la découverte de la cellule à la théorie cellulaire.</text:p>
            <text:p text:style-name="P15">Becquerel, Marie Curie : la découverte de la radioactivité, du radium.</text:p>
            <text:p text:style-name="P15">Industrie des métaux et du verre.</text:p>
          </table:table-cell>
          <table:covered-table-cell/>
          <table:covered-table-cell/>
        </table:table-row>
        <table:table-row table:style-name="TableLine93909488129904">
          <table:table-cell table:style-name="Tableau2.A3" table:number-columns-spanned="3" office:value-type="string">
            <text:p text:style-name="P13">1.1 - Un niveau d’organisation : les éléments chimiques</text:p>
          </table:table-cell>
          <table:covered-table-cell/>
          <table:covered-table-cell/>
        </table:table-row>
        <table:table-row table:style-name="TableLine93909486570944">
          <table:table-cell table:style-name="Tableau2.A4" table:number-columns-spanned="3" office:value-type="string">
            <text:p text:style-name="P16">Comment, à partir du seul élément hydrogène, la diversité des éléments chimiques est-elle apparue ? </text:p>
            <text:p text:style-name="P16">Aborder cette question nécessite de s’intéresser aux noyaux atomiques et à leurs</text:p>
            <text:p text:style-name="P15">transformations. Cela fournit l’occasion d’introduire un modèle mathématique d’évolution discrète.</text:p>
          </table:table-cell>
          <table:covered-table-cell/>
          <table:covered-table-cell/>
        </table:table-row>
        <table:table-row table:style-name="TableLine93909486572080">
          <table:table-cell table:style-name="Tableau2.A5" table:number-columns-spanned="2" office:value-type="string">
            <text:p text:style-name="P12">Savoirs </text:p>
          </table:table-cell>
          <table:covered-table-cell/>
          <table:table-cell table:style-name="Tableau2.C5" office:value-type="string">
            <text:p text:style-name="P18">Savoir-faire</text:p>
          </table:table-cell>
        </table:table-row>
        <table:table-row table:style-name="TableLine93909486573760">
          <table:table-cell table:style-name="Tableau2.A10" table:number-columns-spanned="2" office:value-type="string">
            <text:p text:style-name="P12">Les noyaux des atomes de la centaine</text:p>
            <text:p text:style-name="P12">d’éléments chimiques stables résultent de</text:p>
            <text:p text:style-name="P12">réactions nucléaires qui se produisent au sein des étoiles à partir de l’hydrogène initial. La matière connue de l’Univers est formée principalement d’hydrogène et d’hélium alors que la Terre est surtout constituée d’oxygène, d’hydrogène, de fer, de silicium, de magnésium et les êtres vivants de carbone, hydrogène, oxygène et azote.</text:p>
          </table:table-cell>
          <table:covered-table-cell/>
          <table:table-cell table:style-name="Tableau2.C6" office:value-type="string">
            <text:p text:style-name="P12">Produire et analyser différentes</text:p>
            <text:p text:style-name="P12">représentations graphiques de l’abondance des éléments chimiques (proportions) dans l’Univers, la Terre, les êtres vivants.</text:p>
            <text:p text:style-name="P12">L’équation d’une réaction nucléaire stellaire étant fournie, reconnaître si celle-ci relève d’une fusion ou d’une fission.</text:p>
          </table:table-cell>
        </table:table-row>
        <table:table-row table:style-name="TableLine93909486575472">
          <table:table-cell table:style-name="Tableau2.A10" table:number-columns-spanned="2" office:value-type="string">
            <text:p text:style-name="P12">Certains noyaux sont instables et se</text:p>
            <text:p text:style-name="P12">désintègrent (radioactivité).</text:p>
            <text:p text:style-name="P12">L’instant de désintégration d’un noyau</text:p>
            <text:p text:style-name="P12"><text:soft-page-break/>radioactif individuel est aléatoire.</text:p>
            <text:p text:style-name="P12">La demi-vie d’un noyau radioactif est la durée nécessaire pour que la moitié des noyaux initialement présents dans un échantillon macroscopique se soit désintégrée.</text:p>
            <text:p text:style-name="P12">Cette demi-vie est caractéristique du noyau radioactif.</text:p>
          </table:table-cell>
          <table:covered-table-cell/>
          <table:table-cell table:style-name="Tableau2.C7" office:value-type="string">
            <text:p text:style-name="P12">Calculer le nombre de noyaux restants au</text:p>
            <text:p text:style-name="P12">bout de n demi-vies</text:p>
            <text:p text:style-name="P12">Estimer la durée nécessaire pour obtenir une <text:soft-page-break/>certaine proportion de noyaux restants.</text:p>
            <text:p text:style-name="P12">Utiliser une représentation graphique pour déterminer une demi-vie.</text:p>
            <text:p text:style-name="P12">Utiliser une décroissance radioactive pour</text:p>
            <text:p text:style-name="P12">une datation (exemple du carbone 14).</text:p>
          </table:table-cell>
        </table:table-row>
        <table:table-row table:style-name="TableLine93909486576672">
          <table:table-cell table:style-name="Tableau2.A8" table:number-columns-spanned="3" office:value-type="string">
            <text:p text:style-name="P12">Prérequis et limites</text:p>
            <text:p text:style-name="P12">Les notions, déjà connues, de noyaux, d’atome, d’élément chimique et de réaction nucléaire sont remobilisées. Aucune connaissance n’est exigible sur les différents types de radioactivité.</text:p>
            <text:p text:style-name="P12">L’évolution du nombre moyen de noyaux restants au cours d’une désintégration radioactive se limite au cas de durées discrètes, multiples entiers de la demi-vie. Aucun formalisme sur la notion de suite n’est exigible.</text:p>
            <text:p text:style-name="P12">Les fonctions exponentielle et logarithme ne font pas partie des connaissances attendues.</text:p>
          </table:table-cell>
          <table:covered-table-cell/>
          <table:covered-table-cell/>
        </table:table-row>
        <table:table-row table:style-name="TableLine93909486577952">
          <table:table-cell table:style-name="Tableau2.A3" table:number-columns-spanned="3" office:value-type="string">
            <text:p text:style-name="P13">1.2 - Des édifices ordonnés : les cristaux</text:p>
          </table:table-cell>
          <table:covered-table-cell/>
          <table:covered-table-cell/>
        </table:table-row>
        <table:table-row table:style-name="TableLine93909488705744">
          <table:table-cell table:style-name="Tableau2.A10" table:number-columns-spanned="2" office:value-type="string">
            <text:p text:style-name="P12">Le chlorure de sodium solide (présent dans les roches, ou issu de l’évaporation de l’eau de mer) est constitué du cristal de chlorure de d’un empilement régulier d’ions : c’est l’état cristallin.</text:p>
          </table:table-cell>
          <table:covered-table-cell/>
          <table:table-cell table:style-name="Tableau2.C10" office:value-type="string">
            <text:p text:style-name="P12">Utiliser une représentation 3D informatisée du cristal de chlorure de sodium.</text:p>
            <text:p text:style-name="P12">Relier l’organisation de la maille au</text:p>
            <text:p text:style-name="P12">niveau microscopique à la structure</text:p>
            <text:p text:style-name="P12">du cristal au niveau macroscopique.</text:p>
          </table:table-cell>
        </table:table-row>
        <table:table-row table:style-name="TableLine93909488630608">
          <table:table-cell table:style-name="Tableau2.A12" table:number-columns-spanned="2" office:value-type="string">
            <text:p text:style-name="P12">Plus généralement, une structure cristalline est définie</text:p>
            <text:p text:style-name="P12">par une maille élémentaire répétée périodiquement.</text:p>
            <text:p text:style-name="P12">Un type cristallin est défini par la forme géométrique</text:p>
            <text:p text:style-name="P12">de la maille, la nature et la position dans cette maille</text:p>
            <text:p text:style-name="P12">des entités qui le constituent.</text:p>
            <text:p text:style-name="P12">Les cristaux les plus simples peuvent être décrits par</text:p>
            <text:p text:style-name="P12">une maille cubique que la géométrie du cube permet</text:p>
            <text:p text:style-name="P12">de caractériser. La position des entités dans cette</text:p>
            <text:p text:style-name="P12">maille distingue les réseaux cubique simple et cubique</text:p>
            <text:p text:style-name="P12">à faces centrées.</text:p>
            <text:p text:style-name="P12">La structure microscopique du cristal conditionne</text:p>
            <text:p text:style-name="P12">certaines de ses propriétés macroscopiques, dont sa</text:p>
            <text:p text:style-name="P12">masse volumique</text:p>
          </table:table-cell>
          <table:covered-table-cell/>
          <table:table-cell table:style-name="Tableau2.C11" office:value-type="string">
            <text:p text:style-name="P12">Pour chacun des deux réseaux</text:p>
            <text:p text:style-name="P12">(cubique simple et cubique à faces</text:p>
            <text:p text:style-name="P12">centrées) :</text:p>
            <text:p text:style-name="P12">- représenter la maille en</text:p>
            <text:p text:style-name="P12">perspective cavalière ;</text:p>
            <text:p text:style-name="P12">- calculer la compacité dans le cas</text:p>
            <text:p text:style-name="P12">d’entités chimiques sphériques</text:p>
            <text:p text:style-name="P12">tangentes ;</text:p>
            <text:p text:style-name="P12">- dénombrer les atomes par maille</text:p>
            <text:p text:style-name="P12">et calculer la masse volumique du</text:p>
            <text:p text:style-name="P12">cristal.</text:p>
          </table:table-cell>
        </table:table-row>
        <table:table-row table:style-name="TableLine93909488632496">
          <table:table-cell table:style-name="Tableau2.A12" table:number-columns-spanned="2" office:value-type="string">
            <text:p text:style-name="P12">Un composé de formule chimique donnée peut <text:span text:style-name="T4">c</text:span>ristalliser sous différents types de structures qui ont des propriétés macroscopiques différentes.</text:p>
            <text:p text:style-name="P12">Ainsi les minéraux se caractérisent par leur composition chimique et leur organisation cristalline.</text:p>
            <text:p text:style-name="P12">Une roche est formée de l’association de cristaux d’un même minéral ou de plusieurs minéraux.</text:p>
            <text:p text:style-name="P12">Des structures cristallines existent aussi dans les organismes biologiques (coquille, squelette, calcul <text:soft-page-break/>rénal, etc.).</text:p>
          </table:table-cell>
          <table:covered-table-cell/>
          <table:table-cell table:style-name="Tableau2.C12" office:value-type="string">
            <text:p text:style-name="P12">Distinguer, en termes d’échelle et</text:p>
            <text:p text:style-name="P12">d’organisation spatiale, maille, cristal,</text:p>
            <text:p text:style-name="P12">minéral, roche.</text:p>
            <text:p text:style-name="P12">Les identifier sur un échantillon ou</text:p>
            <text:p text:style-name="P12">une image.</text:p>
          </table:table-cell>
        </table:table-row>
        <table:table-row table:style-name="TableLine93909488634080">
          <table:table-cell table:style-name="Tableau2.A16" table:number-columns-spanned="2" office:value-type="string">
            <text:p text:style-name="P12">Dans le cas des solides amorphes, l’empilement</text:p>
            <text:p text:style-name="P12">d’entités se fait sans ordre géométrique. C’est le cas</text:p>
            <text:p text:style-name="P12">du verre. Certaines roches volcaniques contiennent du</text:p>
            <text:p text:style-name="P12">verre, issu de la solidification très rapide d’une lave.</text:p>
          </table:table-cell>
          <table:covered-table-cell/>
          <table:table-cell table:style-name="Tableau2.C13" office:value-type="string">
            <text:p text:style-name="P12">Mettre en relation la structure</text:p>
            <text:p text:style-name="P12">amorphe ou cristalline d’une roche et</text:p>
            <text:p text:style-name="P12">les conditions de son</text:p>
            <text:p text:style-name="P12">refroidissement.</text:p>
          </table:table-cell>
        </table:table-row>
        <table:table-row table:style-name="TableLine93909488635856">
          <table:table-cell table:style-name="Tableau2.A3" table:number-columns-spanned="3" office:value-type="string">
            <text:p text:style-name="P13">1.3 - Une structure complexe : la cellule vivante</text:p>
          </table:table-cell>
          <table:covered-table-cell/>
          <table:covered-table-cell/>
        </table:table-row>
        <table:table-row table:style-name="TableLine93909488636656">
          <table:table-cell table:style-name="Tableau2.A16" table:number-columns-spanned="2" office:value-type="string">
            <text:p text:style-name="P12">La découverte de l’unité cellulaire est liée à l’invention du microscope.</text:p>
            <text:p text:style-name="P12">L’observation de structures semblables dan<text:span text:style-name="T5">s </text:span>de très nombreux organismes a conduit à énoncer le concept général de cellule et à construire la théorie cellulaire.</text:p>
            <text:p text:style-name="P12">Plus récemment, l’invention du microscope électronique a permis l’exploration de l’intérieur de la cellule et la compréhension du lien entre échelle moléculaire et cellulaire.</text:p>
          </table:table-cell>
          <table:covered-table-cell/>
          <table:table-cell table:style-name="Tableau2.C15" office:value-type="string">
            <text:p text:style-name="P12">Analyser et interpréter des documents</text:p>
            <text:p text:style-name="P12">historiques relatifs à la théorie cellulaire.</text:p>
            <text:p text:style-name="P12">Situer les ordres de grandeur : atome,</text:p>
            <text:p text:style-name="P12">molécule, organite, cellule, organisme.</text:p>
          </table:table-cell>
        </table:table-row>
        <table:table-row table:style-name="TableLine93909488637888">
          <table:table-cell table:style-name="Tableau2.A16" table:number-columns-spanned="2" office:value-type="string">
            <text:p text:style-name="P12">La cellule est un espace séparé de l’extérieur par une membrane plasmique. Cette membrane est constituée d’une bicouche lipidique et de protéines. La structure membranaire est stabilisée par le caractère hydrophile ou lipophile de certaines parties des molécules constitutives.</text:p>
          </table:table-cell>
          <table:covered-table-cell/>
          <table:table-cell table:style-name="Tableau2.C16" office:value-type="string">
            <text:p text:style-name="P12">Relier l’échelle de la cellule et celle de la</text:p>
            <text:p text:style-name="P12">molécule (exemple de la membrane</text:p>
            <text:p text:style-name="P12">plasmique).</text:p>
            <text:p text:style-name="P12">Schématiser la membrane plasmique à partir</text:p>
            <text:p text:style-name="P12">de molécules dont les parties</text:p>
            <text:p text:style-name="P12">hydrophile/lipophile sont identifiées.</text:p>
            <text:p text:style-name="P12"/>
            <text:p text:style-name="P12"/>
          </table:table-cell>
        </table:table-row>
        <table:table-row table:style-name="TableLine93909488639232">
          <table:table-cell table:style-name="Tableau2.A17" table:number-columns-spanned="3" office:value-type="string">
            <text:p text:style-name="P13">2 - Le Soleil, notre source d’énergie</text:p>
          </table:table-cell>
          <table:covered-table-cell/>
          <table:covered-table-cell/>
        </table:table-row>
        <table:table-row table:style-name="TableLine93909488640848">
          <table:table-cell table:style-name="Tableau2.A3" table:number-columns-spanned="3" office:value-type="string">
            <text:p text:style-name="P13">2.1 - Le rayonnement solaire</text:p>
          </table:table-cell>
          <table:covered-table-cell/>
          <table:covered-table-cell/>
        </table:table-row>
        <table:table-row table:style-name="TableLine93909488641536">
          <table:table-cell table:style-name="Tableau2.A19" table:number-columns-spanned="2" office:value-type="string">
            <text:p text:style-name="P15">L’énergie dégagée par les réactions de fusion de l’hydrogène qui se produisent dans les étoiles les maintient à une température très élevée. Du fait de l’équivalence masse-énergie (relation</text:p>
            <text:p text:style-name="P15">d’Einstein), ces réactions s’accompagnent d’une diminution de la masse solaire au cours du temps. Comme tous les corps matériels, les étoiles et le Soleil émettent des ondes électromagnétiques et donc perdent de l’énergie par rayonnement.</text:p>
            <text:p text:style-name="P15">Le spectre du rayonnement émis par la surface (modélisé par un spectre de corps noir) dépend seulement de la température de surface de l’étoile. La longueur d’onde d’émission maximale est inversement proportionnelle à la température absolue de la surface de l’étoile (loi de Wien).</text:p>
          </table:table-cell>
          <table:covered-table-cell/>
          <table:table-cell table:style-name="Tableau2.C19" office:value-type="string">
            <text:p text:style-name="P15">Déterminer la masse solaire transformée</text:p>
            <text:p text:style-name="P15">chaque seconde en énergie à partir de la</text:p>
            <text:p text:style-name="P15">donnée de la puissance rayonnée par le</text:p>
            <text:p text:style-name="P15">Soleil.</text:p>
            <text:p text:style-name="P15"/>
            <text:p text:style-name="P15">À partir d’une représentation graphique du <text:span text:style-name="T6">s</text:span>pectre d’émission du corps noir à une</text:p>
            <text:p text:style-name="P15">température donnée, déterminer la</text:p>
            <text:p text:style-name="P15">longueur d’onde d’émission maximale.</text:p>
            <text:p text:style-name="P15"/>
            <text:p text:style-name="P15">Appliquer la loi de Wien pour déterminer la température de surface d’une étoile à partir de la longueur d’onde d’émission</text:p>
            <text:p text:style-name="P15">maximale.</text:p>
          </table:table-cell>
        </table:table-row>
        <table:table-row table:style-name="TableLine93909488643312">
          <table:table-cell table:style-name="Tableau2.A20" table:number-columns-spanned="2" office:value-type="string">
            <text:p text:style-name="P15">La puissance radiative reçue du Soleil par une</text:p>
            <text:p text:style-name="P15">surface plane est proportionnelle à l’aire de la</text:p>
            <text:p text:style-name="P15">surface et dépend de l’angle entre la normale à</text:p>
            <text:p text:style-name="P15">la surface et la direction du Soleil.</text:p>
            <text:p text:style-name="P15">De ce fait, la puissance solaire reçue par unité</text:p>
            <text:p text:style-name="P15">de surface terrestre dépend :</text:p>
            <text:p text:style-name="P15"><text:soft-page-break/>- de l’heure (variation diurne) ;</text:p>
            <text:p text:style-name="P15">- du moment de l’année (variation saisonnière) ;</text:p>
            <text:p text:style-name="P15">- de la latitude (zonation climatique).</text:p>
          </table:table-cell>
          <table:covered-table-cell/>
          <table:table-cell table:style-name="Tableau2.C20" office:value-type="string">
            <text:p text:style-name="P15">Sur un schéma, identifier les configurations</text:p>
            <text:p text:style-name="P15">pour lesquelles la puissance reçue par une</text:p>
            <text:p text:style-name="P15">surface est maximale ou minimale.</text:p>
            <text:p text:style-name="P15">Analyser, interpréter et représenter</text:p>
            <text:p text:style-name="P15">graphiquement des données de températures. Calculer des moyennes temporelles de <text:soft-page-break/>températures. Comparer des distributions temporelles de températures</text:p>
          </table:table-cell>
        </table:table-row>
        <table:table-row table:style-name="TableLine93909488645200">
          <table:table-cell table:style-name="Tableau2.A21" table:number-columns-spanned="3" office:value-type="string">
            <text:p text:style-name="P15">Prérequis et limites</text:p>
            <text:p text:style-name="P15">Les notions de base concernant l’énergie et la puissance, déjà connues, sont remobilisées.</text:p>
            <text:p text:style-name="P15">La loi de Planck n’est pas explicitée : toutes les analyses spectrales sont réalisées à partir de</text:p>
            <text:p text:style-name="P15">représentations graphiques.</text:p>
            <text:p text:style-name="P15">La relation entre la température absolue, exprimée en kelvin, et la température en degrés</text:p>
            <text:p text:style-name="P15">Celsius est fournie, ainsi que la loi de Wien.</text:p>
          </table:table-cell>
          <table:covered-table-cell/>
          <table:covered-table-cell/>
        </table:table-row>
        <table:table-row table:style-name="TableLine93909488646544">
          <table:table-cell table:style-name="Tableau2.A3" table:number-columns-spanned="3" office:value-type="string">
            <text:p text:style-name="P13">2.2 - Le bilan radiatif terrestre</text:p>
          </table:table-cell>
          <table:covered-table-cell/>
          <table:covered-table-cell/>
        </table:table-row>
        <table:table-row table:style-name="TableLine93909488647232">
          <table:table-cell table:style-name="Tableau2.A36" table:number-columns-spanned="2" office:value-type="string">
            <text:p text:style-name="P15">La proportion de la puissance totale, émise par le</text:p>
            <text:p text:style-name="P15">Soleil et atteignant la Terre, est déterminée par</text:p>
            <text:p text:style-name="P15">son rayon et sa distance au Soleil.</text:p>
            <text:p text:style-name="P15">Une fraction de cette puissance, quantifiée par</text:p>
            <text:p text:style-name="P15">l’albédo terrestre moyen, est diffusée par la Terre</text:p>
            <text:p text:style-name="P15">vers l’espace, le reste est absorbé par</text:p>
            <text:p text:style-name="P15">l’atmosphère, les continents et les océans.</text:p>
          </table:table-cell>
          <table:covered-table-cell/>
          <table:table-cell table:style-name="Tableau2.C36" office:value-type="string">
            <text:p text:style-name="P15">En s’appuyant sur un schéma, calculer la</text:p>
            <text:p text:style-name="P15">proportion de la puissance émise par le</text:p>
            <text:p text:style-name="P15">Soleil qui atteint la Terre.</text:p>
            <text:p text:style-name="P15">L’albédo terrestre étant donné, déterminer</text:p>
            <text:p text:style-name="P15">la puissance totale reçue par le sol de la</text:p>
            <text:p text:style-name="P15">part du Soleil.</text:p>
          </table:table-cell>
        </table:table-row>
        <table:table-row table:style-name="TableLine93909488649008">
          <table:table-cell table:style-name="Tableau2.A36" table:number-columns-spanned="2" office:value-type="string">
            <text:p text:style-name="P15">Le sol émet un rayonnement électromagnétique</text:p>
            <text:p text:style-name="P15">dans le domaine infra-rouge (longueur d’onde</text:p>
            <text:p text:style-name="P15">voisine de 10 µm) dont la puissance par unité de</text:p>
            <text:p text:style-name="P15">surface augmente avec la température.</text:p>
            <text:p text:style-name="P15">Une partie de cette puissance est absorbée par</text:p>
            <text:p text:style-name="P15">l’atmosphère, qui elle-même émet un</text:p>
            <text:p text:style-name="P15">rayonnement infrarouge vers le sol et vers</text:p>
            <text:p text:style-name="P15">l’espace (effet de serre).</text:p>
            <text:p text:style-name="P15">La puissance reçue par le sol en un lieu donné</text:p>
            <text:p text:style-name="P15">est égale à la somme de la puissance reçue du</text:p>
            <text:p text:style-name="P15">Soleil et de celle reçue de l’atmosphère. Ces</text:p>
            <text:p text:style-name="P15">deux dernières sont du même ordre de</text:p>
            <text:p text:style-name="P15">grandeur.</text:p>
            <text:p text:style-name="P15">Un équilibre, qualifié de dynamique, est atteint</text:p>
            <text:p text:style-name="P15">lorsque le sol reçoit au total une puissance</text:p>
            <text:p text:style-name="P15">moyenne égale à celle qu’il émet. La</text:p>
            <text:p text:style-name="P15">température moyenne du sol est alors constante.</text:p>
          </table:table-cell>
          <table:covered-table-cell/>
          <table:table-cell table:style-name="Tableau2.C36" office:value-type="string">
            <text:p text:style-name="P15">Commenter la courbe d’absorption de</text:p>
            <text:p text:style-name="P15">l’atmosphère terrestre en fonction de la</text:p>
            <text:p text:style-name="P15">longueur d’onde.</text:p>
            <text:p text:style-name="P15"/>
            <text:p text:style-name="P15"/>
            <text:p text:style-name="P15"/>
            <text:p text:style-name="P15"/>
            <text:p text:style-name="P15"/>
            <text:p text:style-name="P15"/>
            <text:p text:style-name="P15"/>
            <text:p text:style-name="P15"/>
            <text:p text:style-name="P15"/>
            <text:p text:style-name="P15">Représenter sur un schéma les différents</text:p>
            <text:p text:style-name="P15">rayonnements reçus et émis par le sol.</text:p>
            <text:p text:style-name="P15">Expliquer qualitativement l’influence des</text:p>
            <text:p text:style-name="P15">différents facteurs (albedo, effet de serre)</text:p>
            <text:p text:style-name="P15">sur la température terrestre moyenne.</text:p>
          </table:table-cell>
        </table:table-row>
        <table:table-row table:style-name="TableLine93909488649808">
          <table:table-cell table:style-name="Tableau2.A25" table:number-columns-spanned="3" office:value-type="string">
            <text:p text:style-name="P15">Prérequis et limites</text:p>
            <text:p text:style-name="P15">Les notions de longueur d’onde du rayonnement et de spectre visible, déjà connues, sont</text:p>
            <text:p text:style-name="P15">remobilisées.</text:p>
            <text:p text:style-name="P15">L’objectif de ce paragraphe est de comprendre qualitativement comment le bilan énergétique</text:p>
            <text:p text:style-name="P15">de la Terre conditionne sa température.</text:p>
            <text:p text:style-name="P15">La théorie de l’effet de serre et la connaissance de la loi de Stefan-Boltzmann ne sont pas</text:p>
            <text:p text:style-name="P15">exigibles.</text:p>
            <text:p text:style-name="P15">Le réchauffement climatique global associé au renforcement de l’effet de serre sera étudié</text:p>
            <text:p text:style-name="P15">en détail en terminale, mais il peut être utilement mentionné.</text:p>
          </table:table-cell>
          <table:covered-table-cell/>
          <table:covered-table-cell/>
        </table:table-row>
        <table:table-row table:style-name="TableLine93909487140224">
          <table:table-cell table:style-name="Tableau2.A3" table:number-columns-spanned="3" office:value-type="string">
            <text:p text:style-name="P13">2.3 - Une conversion biologique de l’énergie solaire : la photosynthèse</text:p>
          </table:table-cell>
          <table:covered-table-cell/>
          <table:covered-table-cell/>
        </table:table-row>
        <table:table-row table:style-name="TableLine93909487140912">
          <table:table-cell table:style-name="Tableau2.A36" table:number-columns-spanned="2" office:value-type="string">
            <text:p text:style-name="P15">Une partie du rayonnement solaire absorbé par les</text:p>
            <text:p text:style-name="P15">organismes chlorophylliens permet la synthèse de</text:p>
            <text:p text:style-name="P15">matière organique à partir d'eau, de sels minéraux et</text:p>
            <text:p text:style-name="P15"><text:soft-page-break/>de dioxyde de carbone (photosynthèse).</text:p>
            <text:p text:style-name="P15">À l’échelle de la planète, les organismes</text:p>
            <text:p text:style-name="P15">chlorophylliens utilisent pour la photosynthèse</text:p>
            <text:p text:style-name="P15">environ 0,1% de la puissance solaire totale</text:p>
            <text:p text:style-name="P15">disponible. À l’échelle de la feuille (pour les plantes),</text:p>
            <text:p text:style-name="P15">la photosynthèse utilise une très faible fraction de la</text:p>
            <text:p text:style-name="P15">puissance radiative reçue, le reste est soit diffusé,</text:p>
            <text:p text:style-name="P15">soit transmis, soit absorbé (échauffement et évapo-</text:p>
            <text:p text:style-name="P15">transpiration).</text:p>
            <text:p text:style-name="P15">La photosynthèse permet l’entrée dans la biosphère</text:p>
            <text:p text:style-name="P15">de matière minérale stockant de l’énergie sous forme</text:p>
            <text:p text:style-name="P15">chimique.</text:p>
            <text:p text:style-name="P15">Ces molécules peuvent être transformées par</text:p>
            <text:p text:style-name="P15">respiration ou fermentation pour libérer l’énergie</text:p>
            <text:p text:style-name="P15">nécessaire au fonctionnement des êtres vivants.</text:p>
          </table:table-cell>
          <table:covered-table-cell/>
          <table:table-cell table:style-name="Tableau2.C36" office:value-type="string">
            <text:p text:style-name="P15">Recenser, extraire et organiser des</text:p>
            <text:p text:style-name="P15">informations pour prendre conscience</text:p>
            <text:p text:style-name="P15">de l’importance planétaire de la</text:p>
            <text:p text:style-name="P15">photosynthèse.</text:p>
            <text:p text:style-name="P15"><text:soft-page-break/>Comparer les spectres d’absorption et</text:p>
            <text:p text:style-name="P15">d’action photosynthétique d’un</text:p>
            <text:p text:style-name="P15">végétal.</text:p>
            <text:p text:style-name="P15">Représenter sur un schéma les</text:p>
            <text:p text:style-name="P15">différents échanges d’énergie au</text:p>
            <text:p text:style-name="P15">niveau d’une feuille.</text:p>
          </table:table-cell>
        </table:table-row>
        <table:table-row table:style-name="TableLine93909487141600">
          <table:table-cell table:style-name="Tableau2.A36" table:number-columns-spanned="2" office:value-type="string">
            <text:p text:style-name="P15">À l’échelle des temps géologiques, une partie de la</text:p>
            <text:p text:style-name="P15">matière organique s’accumule dans les sédiments</text:p>
            <text:p text:style-name="P15">puis se transforme en donnant des combustibles</text:p>
            <text:p text:style-name="P15">fossiles : gaz, charbon, pétrole.</text:p>
          </table:table-cell>
          <table:covered-table-cell/>
          <table:table-cell table:style-name="Tableau2.C36" office:value-type="string">
            <text:p text:style-name="P15">À partir de l’étude d’un combustible</text:p>
            <text:p text:style-name="P15">fossile ou d’une roche de son</text:p>
            <text:p text:style-name="P15">environnement, discuter son origine</text:p>
            <text:p text:style-name="P15">biologique.</text:p>
          </table:table-cell>
        </table:table-row>
        <table:table-row table:style-name="TableLine93909487142400">
          <table:table-cell table:style-name="Tableau2.A29" table:number-columns-spanned="3" office:value-type="string">
            <text:p text:style-name="P15">Prérequis et limites</text:p>
            <text:p text:style-name="P15">Les notions de biologie et géologie utiles à ce paragraphe, déjà connues, sont remobilisées</text:p>
            <text:p text:style-name="P15">(photosynthèse, respiration, fermentation, sédimentation, combustible fossile). Sans les</text:p>
            <text:p text:style-name="P15">approfondir, il s’agit de montrer comment elles sont utiles pour comprendre les flux d’énergie</text:p>
            <text:p text:style-name="P15">à différentes échelles.</text:p>
            <text:p text:style-name="P15">Aucun développement sur les mécanismes cellulaires et moléculaires n’est exigible.</text:p>
          </table:table-cell>
          <table:covered-table-cell/>
          <table:covered-table-cell/>
        </table:table-row>
        <table:table-row table:style-name="TableLine93909487143744">
          <table:table-cell table:style-name="Tableau2.A3" table:number-columns-spanned="3" office:value-type="string">
            <text:p text:style-name="P13">2.4 - Le bilan thermique du corps humain</text:p>
          </table:table-cell>
          <table:covered-table-cell/>
          <table:covered-table-cell/>
        </table:table-row>
        <table:table-row table:style-name="TableLine93909487144432">
          <table:table-cell table:style-name="Tableau2.A36" table:number-columns-spanned="2" office:value-type="string">
            <text:p text:style-name="P15">La température du corps reste stable parce que</text:p>
            <text:p text:style-name="P15">l’énergie qu’il libère est compensée par l’énergie</text:p>
            <text:p text:style-name="P15">dégagée par la respiration cellulaire ou les</text:p>
            <text:p text:style-name="P15">fermentations.</text:p>
            <text:p text:style-name="P15">Globalement, la puissance thermique libérée par un corps humain dans les conditions de vie courante, au repos, est de l’ordre de 100 W.</text:p>
          </table:table-cell>
          <table:covered-table-cell/>
          <table:table-cell table:style-name="Tableau2.C36" office:value-type="string">
            <text:p text:style-name="P15">Représenter sur un schéma qualitatif</text:p>
            <text:p text:style-name="P15">les différents échanges d’énergie entre</text:p>
            <text:p text:style-name="P15">l’organisme et le milieu extérieur.</text:p>
            <text:p text:style-name="P15">Utiliser des données quantitatives sur</text:p>
            <text:p text:style-name="P15">l’apport énergétique d’aliments dans</text:p>
            <text:p text:style-name="P15">un bilan d’énergie correspondant à</text:p>
            <text:p text:style-name="P15">des activités variées.</text:p>
          </table:table-cell>
        </table:table-row>
        <table:table-row table:style-name="TableLine93909487145120">
          <table:table-cell table:style-name="Tableau2.A32" table:number-columns-spanned="3" office:value-type="string">
            <text:p text:style-name="P15">Prérequis et limites</text:p>
            <text:p text:style-name="P15">Les notions de conservation et de conversion d’énergie, déjà connues, sont remobilisées.</text:p>
            <text:p text:style-name="P15">La respiration et le rôle énergétique des aliments, déjà connus, sont remobilisés.</text:p>
            <text:p text:style-name="P15">Aucun développement n’est attendu concernant les mécanismes cellulaires et moléculaires.</text:p>
          </table:table-cell>
          <table:covered-table-cell/>
          <table:covered-table-cell/>
        </table:table-row>
        <table:table-row table:style-name="TableLine93909487146464">
          <table:table-cell table:style-name="Tableau2.A17" table:number-columns-spanned="3" office:value-type="string">
            <text:p text:style-name="P13">3 - La Terre, un astre singulier</text:p>
          </table:table-cell>
          <table:covered-table-cell/>
          <table:covered-table-cell/>
        </table:table-row>
        <table:table-row table:style-name="TableLine93909487147152">
          <table:table-cell table:style-name="Tableau2.A3" table:number-columns-spanned="3" office:value-type="string">
            <text:p text:style-name="P13">3.1 - La forme de la Terre</text:p>
          </table:table-cell>
          <table:covered-table-cell/>
          <table:covered-table-cell/>
        </table:table-row>
        <table:table-row table:style-name="TableLine93909487147840">
          <table:table-cell table:style-name="Tableau2.A36" table:number-columns-spanned="2" office:value-type="string">
            <text:p text:style-name="P15">Dès l’Antiquité, des observations de</text:p>
            <text:p text:style-name="P15">différentes natures ont permis de conclure</text:p>
            <text:p text:style-name="P15">que la Terre était sphérique, alors même que,</text:p>
            <text:p text:style-name="P15">localement, elle apparaît plane dans la plupart des expériences quotidiennes.</text:p>
            <text:p text:style-name="P15">Historiquement, des méthodes géométriques ont permis de calculer la longueur d’un méridien (environ 40 000 km) à partir de mesures d’angles ou <text:soft-page-break/>de longueurs : méthodes d’Ératosthène et de triangulation plane.</text:p>
          </table:table-cell>
          <table:covered-table-cell/>
          <table:table-cell table:style-name="Tableau2.C36" office:value-type="string">
            <text:p text:style-name="P15">Calculer la longueur du méridien terrestre par <text:span text:style-name="T7">la méthode d’Ératosthène. Calculer une longueur par la méthode de triangulation utilisée par Delambre et Méchain. Calculer le rayon de la Terre à partir de la longueur du méridien.</text:span></text:p>
          </table:table-cell>
        </table:table-row>
        <table:table-row table:style-name="TableLine93909487148528">
          <table:table-cell table:style-name="Tableau2.A36" table:number-columns-spanned="2" office:value-type="string">
            <text:p text:style-name="P15">On repère un point à la surface de la Terre</text:p>
            <text:p text:style-name="P15">par deux coordonnées angulaires, sa latitude et sa longitude. Le plus court chemin entre deux points à la</text:p>
            <text:p text:style-name="P15">surface de la Terre est l’arc du grand cercle qui les relie.</text:p>
          </table:table-cell>
          <table:covered-table-cell/>
          <table:table-cell table:style-name="Tableau2.C36" office:value-type="string">
            <text:p text:style-name="P15">Calculer la longueur d’un arc de méridien et d’un arc de parallèle.</text:p>
            <text:p text:style-name="P15">Comparer, à l’aide d’un système d’information</text:p>
            <text:p text:style-name="P15">géographique, les longueurs de différents chemins reliant deux points à la surface de la</text:p>
            <text:p text:style-name="P15">Terre.</text:p>
          </table:table-cell>
        </table:table-row>
        <table:table-row table:style-name="TableLine93909487149328">
          <table:table-cell table:style-name="Tableau2.A37" table:number-columns-spanned="3" office:value-type="string">
            <text:p text:style-name="P15">Prérequis et limites</text:p>
            <text:p text:style-name="P15">La connaissance de la loi des sinusn’est pas exigible. Elle est fournie</text:p>
            <text:p text:style-name="P15">pour mettre en œuvre le principe de triangulation plane (calcul d’une longueur à partir de la</text:p>
            <text:p text:style-name="P15">mesure d’une autre longueur et de deux angles).</text:p>
            <text:p text:style-name="P15">On admet que la longueur d’un arc de cercle est proportionnelle à l’angle qui l’intercepte.</text:p>
            <text:p text:style-name="P15">Le repérage sur une sphère, déjà connu des élèves, est remobilisé.</text:p>
            <text:p text:style-name="P15">Le calcul de la longueur entre deux points le long d’un grand cercle n’est pas exigible.</text:p>
          </table:table-cell>
          <table:covered-table-cell/>
          <table:covered-table-cell/>
        </table:table-row>
        <table:table-row table:style-name="TableLine93909487150672">
          <table:table-cell table:style-name="Tableau2.A3" table:number-columns-spanned="3" office:value-type="string">
            <text:p text:style-name="P13">3.2 - L’histoire de l’âge de la Terre</text:p>
          </table:table-cell>
          <table:covered-table-cell/>
          <table:covered-table-cell/>
        </table:table-row>
        <table:table-row table:style-name="TableLine93909487151392">
          <table:table-cell table:style-name="Tableau2.A39" office:value-type="string">
            <text:p text:style-name="P15">Au cours de l’histoire des sciences, plusieurs</text:p>
            <text:p text:style-name="P15">arguments ont été utilisés pour aboutir à la</text:p>
            <text:p text:style-name="P15">connaissance actuelle de l’âge de la Terre :</text:p>
            <text:p text:style-name="P15">temps de refroidissement, empilements</text:p>
            <text:p text:style-name="P15">sédimentaires, évolution biologique,</text:p>
            <text:p text:style-name="P15">radioactivité.</text:p>
            <text:p text:style-name="P15">L’âge de la Terre aujourd’hui précisément</text:p>
            <text:p text:style-name="P15">déterminé est de 4,57.10 9 ans.</text:p>
          </table:table-cell>
          <table:table-cell table:style-name="Tableau2.B39" table:number-columns-spanned="2" office:value-type="string">
            <text:p text:style-name="P19">Interpréter des documents présentant des</text:p>
            <text:p text:style-name="P19">arguments historiques utilisés pour</text:p>
            <text:p text:style-name="P19">comprendre l’âge de la Terre.</text:p>
            <text:p text:style-name="P19">Identifier diverses théories impliquées dans la</text:p>
            <text:p text:style-name="P19">controverse scientifique de l’âge de la Terre.</text:p>
          </table:table-cell>
          <table:covered-table-cell/>
        </table:table-row>
        <table:table-row table:style-name="TableLine93909487153360">
          <table:table-cell table:style-name="Tableau2.A3" table:number-columns-spanned="3" office:value-type="string">
            <text:p text:style-name="P13">3.3 - La Terre dans l’Univers</text:p>
          </table:table-cell>
          <table:covered-table-cell/>
          <table:covered-table-cell/>
        </table:table-row>
        <table:table-row table:style-name="TableLine93909487154160">
          <table:table-cell table:style-name="Tableau2.A41" office:value-type="string">
            <text:p text:style-name="P15">Observée dans un référentiel fixe par rapport</text:p>
            <text:p text:style-name="P15">aux étoiles, la Terre parcourt une trajectoire</text:p>
            <text:p text:style-name="P15">quasi circulaire autour du Soleil. Le passage d’une conception géocentrique à une conception héliocentrique constitue l’une des controverses majeures de l’histoire des sciences.</text:p>
          </table:table-cell>
          <table:table-cell table:style-name="Tableau2.B41" table:number-columns-spanned="2" office:value-type="string">
            <text:p text:style-name="P15">Interpréter des documents présentant des arguments historiques pour discuter la théorie héliocentrique.</text:p>
          </table:table-cell>
          <table:covered-table-cell/>
        </table:table-row>
        <table:table-row table:style-name="TableLine93909487156000">
          <table:table-cell table:style-name="Tableau2.A42" office:value-type="string">
            <text:p text:style-name="P15">Observée dans un référentiel géocentrique, la </text:p>
            <text:p text:style-name="P15">Lune tourne autour de la Terre sur une trajectoire quasi-circulaire. Elle présente un </text:p>
            <text:p text:style-name="P15">aspect qui varie au cours de cette rotation</text:p>
            <text:p text:style-name="P15">(phases).</text:p>
            <text:p text:style-name="P15">La Lune tourne également sur elle-même et</text:p>
            <text:p text:style-name="P15">présente toujours la même face à la Terre.</text:p>
          </table:table-cell>
          <table:table-cell table:style-name="Tableau2.B42" table:number-columns-spanned="2" office:value-type="string">
            <text:p text:style-name="P17">Interpréter l’aspect de la Lune dans le ciel en fonction de sa position par rapport à la Terre et au Soleil.</text:p>
          </table:table-cell>
          <table:covered-table-cell/>
        </table:table-row>
        <table:table-row table:style-name="TableLine93909487157920">
          <table:table-cell table:style-name="Tableau2.A17" table:number-columns-spanned="3" office:value-type="string">
            <text:p text:style-name="P13">4 - Son et musique, porteurs d’information</text:p>
          </table:table-cell>
          <table:covered-table-cell/>
          <table:covered-table-cell/>
        </table:table-row>
        <table:table-row table:style-name="TableLine93909487158720">
          <table:table-cell table:style-name="Tableau2.A3" table:number-columns-spanned="3" office:value-type="string">
            <text:p text:style-name="P13">4.1 - Le son, phénomène vibratoire</text:p>
          </table:table-cell>
          <table:covered-table-cell/>
          <table:covered-table-cell/>
        </table:table-row>
        <table:table-row table:style-name="TableLine93909487160480">
          <table:table-cell table:style-name="Tableau2.A51" table:number-columns-spanned="3" office:value-type="string">
            <text:p text:style-name="P13"/>
          </table:table-cell>
          <table:covered-table-cell/>
          <table:covered-table-cell/>
        </table:table-row>
        <table:table-row table:style-name="TableLine93909487161744">
          <table:table-cell table:style-name="Tableau2.A3" table:number-columns-spanned="3" office:value-type="string">
            <text:p text:style-name="P13">4.2 - La musique ou l’art de faire entendre les nombres</text:p>
          </table:table-cell>
          <table:covered-table-cell/>
          <table:covered-table-cell/>
        </table:table-row>
        <table:table-row table:style-name="TableLine93909487162464">
          <table:table-cell table:style-name="Tableau2.A51" table:number-columns-spanned="3" office:value-type="string">
            <text:p text:style-name="P13"/>
          </table:table-cell>
          <table:covered-table-cell/>
          <table:covered-table-cell/>
        </table:table-row>
        <table:table-row table:style-name="TableLine93909487163184">
          <table:table-cell table:style-name="Tableau2.A3" table:number-columns-spanned="3" office:value-type="string">
            <text:p text:style-name="P13">4.3 - Le son, une information à coder</text:p>
          </table:table-cell>
          <table:covered-table-cell/>
          <table:covered-table-cell/>
        </table:table-row>
        <table:table-row table:style-name="TableLine93909487163904">
          <table:table-cell table:style-name="Tableau2.A51" table:number-columns-spanned="3" office:value-type="string">
            <text:p text:style-name="P13"/>
          </table:table-cell>
          <table:covered-table-cell/>
          <table:covered-table-cell/>
        </table:table-row>
        <text:soft-page-break/>
        <table:table-row table:style-name="TableLine93909487164624">
          <table:table-cell table:style-name="Tableau2.A3" table:number-columns-spanned="3" office:value-type="string">
            <text:p text:style-name="P13">4.4 - Entendre la musique</text:p>
          </table:table-cell>
          <table:covered-table-cell/>
          <table:covered-table-cell/>
        </table:table-row>
        <table:table-row table:style-name="TableLine93909487165344">
          <table:table-cell table:style-name="Tableau2.A51" table:number-columns-spanned="3" office:value-type="string">
            <text:p text:style-name="P13"/>
          </table:table-cell>
          <table:covered-table-cell/>
          <table:covered-table-cell/>
        </table:table-row>
        <table:table-row table:style-name="TableLine93909487166064">
          <table:table-cell table:style-name="Tableau2.A52" table:number-columns-spanned="3" office:value-type="string">
            <text:p text:style-name="P13"/>
          </table:table-cell>
          <table:covered-table-cell/>
          <table:covered-table-cell/>
        </table:table-row>
      </table:table>
      <text:p text:style-name="P11"/>
      <text:p text:style-name="P22">Thème 1. <text:span text:style-name="T9">Une longue histoire de la matière</text:span></text:p>
      <text:p text:style-name="P4">Chapitre 1. <text:span text:style-name="T11">Origines de la matière.</text:span></text:p>
      <text:p text:style-name="P10">Éléments du programme travaillés : </text:p>
      <table:table table:name="Tableau1" table:style-name="Tableau1">
        <table:table-column table:style-name="Tableau1.A"/>
        <table:table-column table:style-name="Tableau1.B"/>
        <table:table-row table:style-name="TableLine93909487580672">
          <table:table-cell table:style-name="Tableau1.A1" office:value-type="string">
            <text:p text:style-name="P20">Savoirs </text:p>
          </table:table-cell>
          <table:table-cell table:style-name="Tableau1.B1" office:value-type="string">
            <text:p text:style-name="P20">Savoir-faire</text:p>
          </table:table-cell>
        </table:table-row>
        <table:table-row table:style-name="TableLine93909487178528">
          <table:table-cell table:style-name="Tableau1.A2" office:value-type="string">
            <text:p text:style-name="P20">Les noyaux des atomes de la centaine</text:p>
            <text:p text:style-name="P20">d’éléments chimiques stables résultent de</text:p>
            <text:p text:style-name="P20">réactions nucléaires qui se produisent au sein des étoiles à partir de l’hydrogène initial. La matière connue de l’Univers est formée principalement d’hydrogène et d’hélium alors que la Terre est surtout constituée d’oxygène, d’hydrogène, de fer, de silicium, de magnésium et les êtres vivants de carbone, hydrogène, oxygène et azote.</text:p>
          </table:table-cell>
          <table:table-cell table:style-name="Tableau1.B2" office:value-type="string">
            <text:p text:style-name="P20">Produire et analyser différentes</text:p>
            <text:p text:style-name="P20">représentations graphiques de l’abondance des éléments chimiques (proportions) dans l’Univers, la Terre, les êtres vivants.</text:p>
            <text:p text:style-name="P20">L’équation d’une réaction nucléaire stellaire étant fournie, reconnaître si celle-ci relève d’une fusion ou d’une fission.</text:p>
          </table:table-cell>
        </table:table-row>
        <table:table-row table:style-name="TableLine93909487183520">
          <table:table-cell table:style-name="Tableau1.A2" office:value-type="string">
            <text:p text:style-name="P20">Certains noyaux sont instables et se</text:p>
            <text:p text:style-name="P20">désintègrent (radioactivité).</text:p>
            <text:p text:style-name="P20">L’instant de désintégration d’un noyau</text:p>
            <text:p text:style-name="P20">radioactif individuel est aléatoire.</text:p>
            <text:p text:style-name="P20">La demi-vie d’un noyau radioactif est la durée nécessaire pour que la moitié des noyaux initialement présents dans un échantillon macroscopique se soit désintégrée.</text:p>
            <text:p text:style-name="P20">Cette demi-vie est caractéristique du noyau radioactif.</text:p>
          </table:table-cell>
          <table:table-cell table:style-name="Tableau1.B2" office:value-type="string">
            <text:p text:style-name="P20">Calculer le nombre de noyaux restants au</text:p>
            <text:p text:style-name="P20">bout de n demi-vies</text:p>
            <text:p text:style-name="P20">Estimer la durée nécessaire pour obtenir une certaine proportion de noyaux restants.</text:p>
            <text:p text:style-name="P20">Utiliser une représentation graphique pour déterminer une demi-vie.</text:p>
            <text:p text:style-name="P20">Utiliser une décroissance radioactive pour</text:p>
            <text:p text:style-name="P20">une datation (exemple du carbone 14).</text:p>
          </table:table-cell>
        </table:table-row>
        <table:table-row table:style-name="TableLine93909487184112">
          <table:table-cell table:style-name="Tableau1.B2" table:number-columns-spanned="2" office:value-type="string">
            <text:p text:style-name="P20">Prérequis et limites</text:p>
            <text:p text:style-name="P20">Les notions, déjà connues, de noyaux, d’atome, d’élément chimique et de réaction nucléaire sont remobilisées. Aucune connaissance n’est exigible sur les différents types de radioactivité.</text:p>
            <text:p text:style-name="P20">L’évolution du nombre moyen de noyaux restants au cours d’une désintégration radioactive se limite au cas de durées discrètes, multiples entiers de la demi-vie. Aucun formalisme sur la notion de suite n’est exigible.</text:p>
            <text:p text:style-name="P20">Les fonctions exponentielle et logarithme ne font pas partie des connaissances attendues.</text:p>
          </table:table-cell>
          <table:covered-table-cell/>
        </table:table-row>
      </table:table>
      <text:p text:style-name="P5">Exemples d’activités :</text:p>
      <text:list xml:id="list3933595349" text:style-name="L2">
        <text:list-item>
          <text:p text:style-name="P29">Remise à niveau</text:p>
        </text:list-item>
      </text:list>
      <text:p text:style-name="P30">Écriture scientifique, Analyse dimensionnelle, Calcul littéral et Équation, Conversions, Résultat d’un calcul. Grandeurs et unités.Système international d’unités.</text:p>
      <text:p text:style-name="P31">(Précision mesure ; verrerie labo ; effectuer des mesures)</text:p>
      <text:p text:style-name="P32"/>
      <text:list xml:id="list94604029541203" text:continue-numbering="true" text:style-name="L2">
        <text:list-item>
          <text:p text:style-name="P26"><text:span text:style-name="T13">Nous sommes tous des poussières d’étoiles.</text:span> </text:p>
        </text:list-item>
      </text:list>
      <text:p text:style-name="P20">Produire et analyser différentes</text:p>
      <text:p text:style-name="P20">représentations graphiques de l’abondance des éléments chimiques (proportions) dans l’Univers, la Terre, les êtres vivants.</text:p>
      <text:p text:style-name="P20">L’équation d’une réaction nucléaire stellaire étant fournie, reconnaître si celle-ci relève d’une fusion ou d’une fission.</text:p>
      <text:p text:style-name="P6">Réaction nucléaires dans les étoiles, origine de la matière.</text:p>
      <text:p text:style-name="P7"><text:soft-page-break/>* <text:span text:style-name="T10">représentation graphique de l’abondance des éléments dans l’Univers, la Terre, les êtres vivants.</text:span></text:p>
      <text:p text:style-name="P6">* <text:span text:style-name="T12">un exemple de fusion (noyaux, atomes etc)</text:span></text:p>
      <text:p text:style-name="P6">Stabilité par fusion jusqu’au fer ?</text:p>
      <text:p text:style-name="P6"/>
      <text:p text:style-name="P6"/>
      <text:p text:style-name="P6"/>
      <text:list xml:id="list94602982464678" text:continue-numbering="true" text:style-name="L2">
        <text:list-item>
          <text:p text:style-name="P27">Datation au carbone 14</text:p>
        </text:list-item>
      </text:list>
      <text:p text:style-name="P21">Calculer le nombre de noyaux restants au</text:p>
      <text:p text:style-name="P21">bout de n demi-vies</text:p>
      <text:p text:style-name="P21">Estimer la durée nécessaire pour obtenir une certaine proportion de noyaux restants.</text:p>
      <text:p text:style-name="P21">Utiliser une représentation graphique pour déterminer une demi-vie.</text:p>
      <text:p text:style-name="P21">Utiliser une décroissance radioactive pour</text:p>
      <text:p text:style-name="P21">une datation (exemple du carbone 14).</text:p>
      <text:list xml:id="list94603318281512" text:continue-numbering="true" text:style-name="L2">
        <text:list-item>
          <text:p text:style-name="P28"/>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Calibri1" svg:font-family="Calibri" style:font-family-generic="swiss"/>
    <style:font-face style:name="Calibri" svg:font-family="Calibri"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DejaVu Sans" style:font-size-asian="11pt" style:language-asian="fr" style:country-asian="F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DejaVu Sans" style:font-size-asian="11pt" style:language-asian="fr" style:country-asian="FR"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font-name="Calibri" fo:font-family="Calibri" style:font-family-generic="roman" style:font-pitch="variable" style:font-name-asian="SimSun" style:font-family-asian="SimSun" style:font-family-generic-asian="system" style:font-pitch-asian="variable" style:language-asian="en" style:country-asian="US" style:font-name-complex="Calibri2" style:font-family-complex="Calibri"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Title" style:family="paragraph" style:parent-style-name="Standard" style:next-style-name="Text_20_body"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38" style:display-name="ListLabel 38" style:family="text">
      <style:text-properties fo:font-size="8pt" fo:font-weight="bold" style:font-name-asian="Times" style:font-family-asian="Times" style:font-family-generic-asian="system" style:font-pitch-asian="variable" style:font-size-asian="8pt" style:font-weight-asian="bold" style:font-name-complex="Arial" style:font-family-complex="Arial" style:font-family-generic-complex="system" style:font-pitch-complex="variable" style:font-size-complex="8pt"/>
    </style:style>
    <style:style style:name="Numbering_20_Symbols" style:display-name="Numbering Symbols" style:family="text">
      <style:text-properties fo:color="#2e74b5" style:font-name="Calibri1" fo:font-family="Calibri" style:font-family-generic="swiss" fo:font-size="10pt" fo:font-style="italic" officeooo:rsid="00b414e0" style:font-name-asian="SimSun" style:font-family-asian="SimSun" style:font-family-generic-asian="system" style:font-pitch-asian="variable" style:font-size-asian="8.75pt" style:language-asian="en" style:country-asian="US" style:font-style-asian="italic" style:font-name-complex="Times New Roman" style:font-family-complex="'Times New Roman'"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52cm" fo:margin-bottom="1.251cm" fo:margin-left="2.499cm" fo:margin-right="1.498cm" style:writing-mode="lr-tb" style:layout-grid-color="#c0c0c0" style:layout-grid-lines="42"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emont</meta:initial-creator>
    <meta:editing-cycles>346</meta:editing-cycles>
    <meta:creation-date>2020-08-30T13:10:00</meta:creation-date>
    <dc:date>2022-09-03T09:46:02.610866489</dc:date>
    <dc:language>fr</dc:language>
    <meta:editing-duration>P1DT41M55S</meta:editing-duration>
    <meta:generator>LibreOffice/6.4.7.2$Linux_X86_64 LibreOffice_project/40$Build-2</meta:generator>
    <meta:document-statistic meta:table-count="2" meta:image-count="0" meta:object-count="0" meta:page-count="9" meta:paragraph-count="355" meta:word-count="3011" meta:character-count="19941" meta:non-whitespace-character-count="1728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